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0972264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a37185" officeooo:paragraph-rsid="00a37185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a97365" officeooo:paragraph-rsid="00a97365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46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47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49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50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51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52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53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71a98"/>
    </style:style>
    <style:style style:name="T55" style:family="text">
      <style:text-properties officeooo:rsid="00a7dbf5"/>
    </style:style>
    <style:style style:name="T56" style:family="text">
      <style:text-properties officeooo:rsid="00a90e56"/>
    </style:style>
    <style:style style:name="T57" style:family="text">
      <style:text-properties officeooo:rsid="00aaca02"/>
    </style:style>
    <style:style style:name="T58" style:family="text">
      <style:text-properties officeooo:rsid="00ac253a"/>
    </style:style>
    <style:style style:name="T59" style:family="text">
      <style:text-properties officeooo:rsid="00b22b31"/>
    </style:style>
    <style:style style:name="T60" style:family="text">
      <style:text-properties officeooo:rsid="00b30ec5"/>
    </style:style>
    <style:style style:name="T61" style:family="text">
      <style:text-properties officeooo:rsid="00b48c9a"/>
    </style:style>
    <style:style style:name="T62" style:family="text">
      <style:text-properties officeooo:rsid="00b58b37"/>
    </style:style>
    <style:style style:name="T63" style:family="text">
      <style:text-properties officeooo:rsid="00b690c3"/>
    </style:style>
    <style:style style:name="T64" style:family="text">
      <style:text-properties officeooo:rsid="00b7a1b4"/>
    </style:style>
    <style:style style:name="T65" style:family="text">
      <style:text-properties officeooo:rsid="00b8f804"/>
    </style:style>
    <style:style style:name="T66" style:family="text">
      <style:text-properties officeooo:rsid="00bcc36a"/>
    </style:style>
    <style:style style:name="T67" style:family="text">
      <style:text-properties officeooo:rsid="00c000ed"/>
    </style:style>
    <style:style style:name="T68" style:family="text">
      <style:text-properties officeooo:rsid="00c04f4a"/>
    </style:style>
    <style:style style:name="T69" style:family="text">
      <style:text-properties officeooo:rsid="00c3714c"/>
    </style:style>
    <style:style style:name="T70" style:family="text">
      <style:text-properties officeooo:rsid="00c53327"/>
    </style:style>
    <style:style style:name="T71" style:family="text">
      <style:text-properties officeooo:rsid="00c65c4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5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09449764" text:style-name="L1">
        <text:list-item>
          <text:p text:style-name="P25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25"/>
        </text:list-item>
        <text:list-item>
          <text:p text:style-name="P26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26"/>
        </text:list-item>
        <text:list-item>
          <text:p text:style-name="P26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26"/>
        </text:list-item>
        <text:list-item>
          <text:p text:style-name="P27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27"/>
        </text:list-item>
        <text:list-item>
          <text:p text:style-name="P28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28"/>
        </text:list-item>
        <text:list-item>
          <text:p text:style-name="P28">W przypadku zamówień odbieranych stacjonarnie klient musi okazać odpowiednie dane, aby umożliwić zidentyfikowanie zamówienia np. numer zamówienia, numer telefonu, dane osobiste. </text:p>
          <text:p text:style-name="P28"/>
        </text:list-item>
        <text:list-item>
          <text:p text:style-name="P28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28"/>
        </text:list-item>
        <text:list-item>
          <text:p text:style-name="P29">Przygotowane zamówienia są odpowiednio oznaczane bezpośrednio po zapakowaniu przez kucharzy, oznaczeniem są etykiety z odpowiednimi danymi np. numer zamówienia oraz sposób odbioru/ adres dostawy.</text:p>
          <text:p text:style-name="P29"/>
        </text:list-item>
        <text:list-item>
          <text:p text:style-name="P30">Właściciele cateringu ustalają oraz aktualizują cennik usług (posiłków oraz ewentualnych dostaw).</text:p>
        </text:list-item>
        <text:list-item>
          <text:p text:style-name="P47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6"/>
      <text:p text:style-name="P20">CEL</text:p>
      <text:p text:style-name="P7"/>
      <text:p text:style-name="P9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7"/>
      <text:p text:style-name="P22">ZAKRES</text:p>
      <text:p text:style-name="P8"/>
      <text:p text:style-name="P10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1028965040" text:style-name="L2">
        <text:list-item>
          <text:p text:style-name="P48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48">Komponowanie i personalizację dań zgodnie z preferencjami i potrzebami klientów.</text:p>
        </text:list-item>
        <text:list-item>
          <text:p text:style-name="P48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48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48">Umożliwienie klientom składania zamówień poprzez różne kanały, takie jak strona internetowa, aplikacja mobilna, telefon i zamówienia stacjonarne.</text:p>
        </text:list-item>
        <text:list-item>
          <text:p text:style-name="P48">Obsługę reklamacji oraz zarządzanie nimi, <text:span text:style-name="T41">przyjmowanie ich przez stronę internetową, aplikację mobilną </text:span><text:span text:style-name="T42">lub telefonicznie</text:span>.</text:p>
          <text:p text:style-name="P48"/>
        </text:list-item>
      </text:list>
      <text:p text:style-name="P23">KONTEKST</text:p>
      <text:p text:style-name="P18"/>
      <text:p text:style-name="P17">Kontekst systemu obejmuje:</text:p>
      <text:list xml:id="list585950492" text:style-name="L3">
        <text:list-item>
          <text:p text:style-name="P49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50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51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52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52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53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53"/>
        </text:list-item>
      </text:list>
      <text:p text:style-name="P24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1"/>
      <text:p text:style-name="P7"/>
      <text:p text:style-name="P21">ZDARZENIA BIZNESOWE</text:p>
      <text:p text:style-name="P13"><text:span text:style-name="T28">1</text:span>. P<text:span text:style-name="T28">lanowanie menu.</text:span></text:p>
      <text:p text:style-name="P19"><text:span text:style-name="T13">2</text:span><text:span text:style-name="T12">. Przyjęcie zamówienia od klienta </text:span><text:span text:style-name="T14">(zamówienia stacjonarne oraz on-line).</text:span></text:p>
      <text:p text:style-name="P13"><text:span text:style-name="T28">3</text:span>. Przygotowanie zamówienia.</text:p>
      <text:p text:style-name="P13"><text:span text:style-name="T28">4</text:span>. <text:span text:style-name="T27">Wydanie zlecenia:</text:span></text:p>
      <text:p text:style-name="P12"><text:span text:style-name="T27"><text:tab/>a) </text:span><text:span text:style-name="T49">W </text:span><text:span text:style-name="T27">przypadku odbioru stacjonarnego przez klienta:</text:span></text:p>
      <text:list xml:id="list2540532561" text:style-name="L4">
        <text:list-item>
          <text:p text:style-name="P45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31"><text:span text:style-name="T49">W</text:span>ydanie zamówienia w przypadku braku pokwitowania na podstawie innych danych podanych przez klienta, jeśli zostały one zapisane w systemie.</text:p>
        </text:list-item>
      </text:list>
      <text:p text:style-name="P14"><text:s/><text:tab/>b) <text:span text:style-name="T49">W</text:span> przypadku dostawy do klienta:</text:p>
      <text:list xml:id="list3029287056" text:style-name="L5">
        <text:list-item>
          <text:p text:style-name="P46"><text:span text:style-name="T16">W</text:span><text:span text:style-name="T15">ydanie zamówienia po zawiezieniu go na konkretny adres.</text:span></text:p>
        </text:list-item>
      </text:list>
      <text:p text:style-name="P15"><text:span text:style-name="T40">5</text:span>. Przygotowanie zestawienia finansowego do Urzędu Skarbowego.</text:p>
      <text:p text:style-name="P16"><text:span text:style-name="T40">6</text:span>. Obsługa zapytań ofertowych.</text:p>
      <text:p text:style-name="P32"><text:span text:style-name="T40">7</text:span>. Ocena <text:span text:style-name="T45">reklamacji oraz </text:span>satysfakcji klienta.</text:p>
      <text:p text:style-name="P32"/>
      <text:p text:style-name="P32"/>
      <text:p text:style-name="P32"/>
      <text:p text:style-name="P32"/>
      <text:p text:style-name="P43"><text:soft-page-break/>WYMAGANIA FUNKCJONALNE</text:p>
      <text:p text:style-name="P33"/>
      <text:p text:style-name="P33"/>
      <text:p text:style-name="P34">Ewidencjonowanie zamówień klientów na usługi cateringowe w celu informatyzacji systemu, co pozwala usprawnić wyszukiwanie zamówień w danym okresie oraz ich analizę.</text:p>
      <text:p text:style-name="P34"/>
      <text:p text:style-name="P34">Ewidencjonowanie danych klientów w celu usprawnienia procesów zamówień, dostaw, wydawania potraw stacjonarnie, zapsanie danych klienta w bazie umożliwi przyspieszenie procesów realizacyjnych.</text:p>
      <text:p text:style-name="P34"/>
      <text:p text:style-name="P34"><text:span text:style-name="T54">System </text:span><text:span text:style-name="T55">będzie</text:span><text:span text:style-name="T54"> umożliwiać p</text:span>rzyjmowanie zleceń drogą elektroniczną od klientów. Powinien również obsługiwać elektroniczne potwierdzenia zamówień.</text:p>
      <text:p text:style-name="P34"/>
      <text:p text:style-name="P35">Planowanie harmonogramu pracy pracowników w zależności od natężenia pracy oraz ilości zamówień.</text:p>
      <text:p text:style-name="P35"/>
      <text:p text:style-name="P36">System będzie umożliwiać personalizację menu klienta w zależności od jego preferencji, potrzeb żywieniowych oraz dostępności produktów, klient będzie mógł także edytować swoje zamówienia.</text:p>
      <text:p text:style-name="P36"/>
      <text:p text:style-name="P34">W przypadku zamówień stacjonarnych będzie możliwe jednorazowe wydrukowanie oryginalnego dowodu zakupu (paragonu bądź faktury), <text:span text:style-name="T56">pracownik będzie miał możliwość drukowania etykiet do oznaczania zamówień gotowych do dostarczenia lub odebrania przez klienta.</text:span></text:p>
      <text:p text:style-name="P34"/>
      <text:p text:style-name="P37">W przypadku odbierania zamówienia stacjonarnie <text:span text:style-name="T57">klient będzie musiał podać odpowiednie dane, na podstawie których będzie można zaewidencjonować zamówienie (np. numer zamówienia, </text:span><text:span text:style-name="T58">numer telefonu, </text:span><text:span text:style-name="T57">imię i nazwisko, adres do faktury). Są to dane, które były wcześniej zapisane w systemie. </text:span><text:span text:style-name="T58">Gdy klient nie jest zarejestrowany w systemie, w przypadku składania zamówienia otrzymuje sms-a wysłanego automatycznie przez system wraz z potwierdzeniem zamówienia. </text:span></text:p>
      <text:p text:style-name="P37"/>
      <text:p text:style-name="P38">System będzie umozliwiał zarządzanie cennikiem produktów oraz usług cateringowych, <text:span text:style-name="T59">zarząd będzie miał możliwość zmian poszczególnych cen. System będzie łączył się z zewnętrznym API w celu pobrania danych na temat obowiązujących aktualnie podatków. </text:span><text:span text:style-name="T60">System będzie pozwalał na wygenerowanie zestawienia finansowego na dany okres np. w celu porównania cen </text:span><text:span text:style-name="T61">oraz nadzorowania </text:span><text:span text:style-name="T62">zadowolenia oferowanym stosunkiem jakości usług do ich ceny</text:span><text:span text:style-name="T61">. </text:span><text:span text:style-name="T63">W celu rozliczenia podatkowego firmy cateringowej z Urzędem Skarbowym </text:span><text:span text:style-name="T64">będzie możliwe wygenerowanie danych na temat wartości zrealizowanych zleceń do oddzielnego systemu finansowo-księgowego.</text:span></text:p>
      <text:p text:style-name="P38"/>
      <text:p text:style-name="P38"/>
      <text:p text:style-name="P38"/>
      <text:p text:style-name="P44">WYMAGANIA <text:span text:style-name="T65">NIE</text:span>FUNKCJONALNE</text:p>
      <text:p text:style-name="P44"/>
      <text:p text:style-name="P39">System powinien współpracować z wyświetlaczami <text:span text:style-name="T66">wyświetlającymi obecne zamówienia do realizacji kucharzom podczas ich pracy. Pozwoli to na szybkie przechodzenie do następnych zadań, przyspieszy przygotowywanie posiłków, co spowoduje wzrost jakości usług.</text:span></text:p>
      <text:p text:style-name="P39"/>
      <text:p text:style-name="P40">System powinien być zintegrowany do współpracy z kasami fiskalnymi <text:span text:style-name="T67">w sposób umożliwiający zapisywanie danych na temat zrealizowanych i przyjętych zamówień stacjonarnie. </text:span><text:span text:style-name="T68">Z poziomu systemu będą drukowane potwierdzenia zamówień, do tej czynności również wymagana jest komunikacja z kasą fiskalną.</text:span></text:p>
      <text:p text:style-name="P40"/>
      <text:p text:style-name="P41">System powinien umożliwiać połączenie z drukarkami etykiet w celu drukowania ich i oznaczania zamówień <text:s/>gotowych do oddania stacjonarnie bądź dostarczenia na wskazany adres. <text:span text:style-name="T69">(WPISYWANIE NUMEROW ZAMOWIEN W KOMPIE W CELU ZMIANY STATUSU ZAMOWIENIA W BAZIE)</text:span></text:p>
      <text:p text:style-name="P41"/>
      <text:p text:style-name="P42">W celu zapewnienia bezpieczeństwa oraz poufności danych system umożliwia zalogowanie do niego pracownikom dopiero po dwuetapowej weryfikacji.</text:p>
      <text:p text:style-name="P40"/>
      <text:p text:style-name="P40"><text:span text:style-name="T70">System powinien umożliwiać zmianę języka w aplikacji bądź na stronie internetowej zarówno dla pracownika, jak i klienta </text:span><text:span text:style-name="T71">w celu ułatwienia dostępu do oferowanych przez niego usług dla ludzi o innych narodowościach</text:span><text:span text:style-name="T7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19T17:33:17.706748136</dc:date>
    <meta:editing-duration>PT5H22M42S</meta:editing-duration>
    <meta:editing-cycles>149</meta:editing-cycles>
    <meta:generator>LibreOffice/7.3.7.2$Linux_X86_64 LibreOffice_project/30$Build-2</meta:generator>
    <meta:document-statistic meta:table-count="0" meta:image-count="0" meta:object-count="0" meta:page-count="4" meta:paragraph-count="72" meta:word-count="1502" meta:character-count="12117" meta:non-whitespace-character-count="10693"/>
  </office:meta>
</office:document-meta>
</file>